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6cm" draw:marker-end="Arrow" draw:marker-end-width="0.6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35cm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92cm"/>
    </style:style>
    <style:style style:name="gr4" style:family="graphic" style:parent-style-name="standard">
      <style:graphic-properties draw:stroke="none" svg:stroke-color="#000000" draw:fill="none" draw:fill-color="#ffffff" fo:min-height="0.763cm"/>
    </style:style>
    <style:style style:name="gr5" style:family="graphic" style:parent-style-name="standard">
      <style:graphic-properties draw:stroke="none" draw:fill="solid" draw:fill-color="#ff33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/>
    </style:style>
    <style:style style:name="P3" style:family="paragraph">
      <style:text-properties fo:font-size="15pt" fo:font-weight="bold" style:font-size-asian="15pt" style:font-size-complex="15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style:paragraph-properties fo:text-align="center"/>
      <style:text-properties fo:font-weight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super 58%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0.1cm" svg:y1="8.51cm" svg:x2="15.1cm" svg:y2="8.5cm">
            <text:p/>
          </draw:line>
          <draw:line draw:style-name="gr1" draw:text-style-name="P1" draw:layer="layout" svg:x1="1.1cm" svg:y1="9.5cm" svg:x2="1.11cm" svg:y2="0.5cm">
            <text:p/>
          </draw:line>
          <draw:path draw:style-name="gr2" draw:text-style-name="P1" draw:layer="layout" svg:width="4.157cm" svg:height="2.494cm" svg:x="3.753cm" svg:y="3.245cm" svg:viewBox="0 0 4158 2495" svg:d="M0 2495c957-1764 4158-2495 4158-2495">
            <text:p/>
          </draw:path>
          <draw:frame draw:style-name="gr3" draw:text-style-name="P3" draw:layer="layout" svg:width="1.974cm" svg:height="1.17cm" svg:x="2.906cm" svg:y="5.23cm">
            <draw:text-box>
              <text:p text:style-name="P2"><text:span text:style-name="T1">C</text:span><text:span text:style-name="T2">-</text:span></text:p>
            </draw:text-box>
          </draw:frame>
          <draw:frame draw:style-name="gr3" draw:text-style-name="P3" draw:layer="layout" svg:width="1.974cm" svg:height="1.17cm" svg:x="14.499cm" svg:y="8.606cm">
            <draw:text-box>
              <text:p text:style-name="P2"><text:span text:style-name="T1">x</text:span></text:p>
            </draw:text-box>
          </draw:frame>
          <draw:frame draw:style-name="gr4" draw:text-style-name="P3" draw:layer="layout" svg:width="0.864cm" svg:height="1.013cm" svg:x="0.418cm" svg:y="0.079cm">
            <draw:text-box>
              <text:p text:style-name="P2"><text:span text:style-name="T1">t</text:span></text:p>
            </draw:text-box>
          </draw:frame>
          <draw:path draw:style-name="gr2" draw:text-style-name="P1" draw:layer="layout" svg:width="3.326cm" svg:height="3.351cm" svg:x="8.162cm" svg:y="3.245cm" svg:viewBox="0 0 3327 3352" svg:d="M3327 3352c-1033-1437-2092-2319-3327-3352">
            <text:p/>
          </draw:path>
          <draw:frame draw:style-name="gr3" draw:text-style-name="P5" draw:layer="layout" svg:width="1.974cm" svg:height="1.17cm" svg:x="11.297cm" svg:y="5.935cm">
            <draw:text-box>
              <text:p text:style-name="P4"><text:span text:style-name="T1">C</text:span><text:span text:style-name="T2">-</text:span></text:p>
            </draw:text-box>
          </draw:frame>
          <draw:custom-shape draw:style-name="gr5" draw:text-style-name="P1" draw:layer="layout" svg:width="0.4cm" svg:height="0.4cm" svg:x="7.839cm" svg:y="2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1" draw:layer="layout" svg:width="4.157cm" svg:height="1.326cm" svg:x="3.677cm" svg:y="2.976cm" svg:viewBox="0 0 4158 1327" svg:d="M0 1327c1486-1260 2949-1461 4158-1259">
            <text:p/>
          </draw:path>
          <draw:frame draw:style-name="gr3" draw:text-style-name="P5" draw:layer="layout" svg:width="1.974cm" svg:height="1.17cm" svg:x="2.938cm" svg:y="3.478cm">
            <draw:text-box>
              <text:p text:style-name="P4"><text:span text:style-name="T1">C</text:span><text:span text:style-name="T2">+</text:span></text:p>
            </draw:text-box>
          </draw:frame>
          <draw:path draw:style-name="gr2" draw:text-style-name="P6" draw:layer="layout" svg:width="0.567cm" svg:height="2.14cm" svg:x="7.381cm" svg:y="3.297cm" svg:viewBox="0 0 568 2141" svg:d="M0 2141c101-756 164-1234 568-2141">
            <text:p/>
          </draw:path>
          <draw:frame draw:style-name="gr3" draw:text-style-name="P3" draw:layer="layout" svg:width="1.974cm" svg:height="1.17cm" svg:x="7.113cm" svg:y="5.254cm">
            <draw:text-box>
              <text:p text:style-name="P2"><text:span text:style-name="T1">C</text:span><text:span text:style-name="T2">+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11T17:13:43.18</meta:creation-date>
    <dc:date>2018-11-16T16:39:44.93</dc:date>
    <meta:editing-duration>PT1H19M1S</meta:editing-duration>
    <meta:editing-cycles>9</meta:editing-cycles>
    <meta:generator>OpenOffice/4.1.3$Win32 OpenOffice.org_project/413m1$Build-9783</meta:generator>
    <meta:print-date>2011-01-11T17:32:16.82</meta:print-date>
    <dc:creator>Christophe Coulet</dc:creator>
    <meta:document-statistic meta:object-count="14"/>
  </office:meta>
</office:document-meta>
</file>